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30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30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7-11" calcext:value-type="date">
            <text:p>11/07/2025</text:p>
          </table:table-cell>
          <table:table-cell table:style-name="ce82" table:formula="of:=[.C12]-[.F1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56"/>
          <table:table-cell table:style-name="ce82" table:formula="of:=[.C13]-[.F13]" office:value-type="float" office:value="470" calcext:value-type="float">
            <text:p>470,00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3])" office:value-type="float" office:value="470" calcext:value-type="float">
            <text:p>470,00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0:33.518913368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0:33.52168086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8-01T14:40:33.855238028</dc:date>
    <meta:print-date>2022-02-07T15:45:15.821000000</meta:print-date>
    <dc:language>pt-PT</dc:language>
    <meta:editing-cycles>574</meta:editing-cycles>
    <meta:editing-duration>PT19H9M40S</meta:editing-duration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